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2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Commande</text:p>
            <text:p text:style-name="P14">Réf. : [doc.ref]</text:p>
            <text:p text:style-name="P11">Date commande : [doc.date_command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Émetteur :</text:p>
          </table:table-cell>
          <table:table-cell table:style-name="Tableau2.B1" office:value-type="string">
            <text:p text:style-name="P12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Tel : [contact.CUSTOMER.phone;magnet=text:p]</text:p>
            <text:p text:style-name="P12"/>
            <text:p text:style-name="P13">[societe.name]</text:p>
            <text:p text:style-name="P15">[societe.address]</text:p>
            <text:p text:style-name="P15">[societe.zip] [societe.town]</text:p>
            <text:p text:style-name="P6">[societe.country]</text:p>
          </table:table-cell>
          <table:table-cell table:style-name="Tableau3.A1" office:value-type="string">
            <text:p text:style-name="P4">[mysoc.nom]</text:p>
            <text:p text:style-name="P5"/>
            <text:p text:style-name="P5">[mysoc.address]</text:p>
            <text:p text:style-name="P5">[mysoc.zip] [mysoc.town]</text:p>
            <text:p text:style-name="P5">[mysoc.country]</text:p>
            <text:p text:style-name="P5"/>
            <text:p text:style-name="P5">Téléphone : [mysoc.phone]</text:p>
            <text:p text:style-name="P5">Fax : [mysoc.fax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Référence</text:p>
          </table:table-cell>
          <table:table-cell table:style-name="Tableau4.A1" office:value-type="string">
            <text:p text:style-name="P16">Désignation</text:p>
          </table:table-cell>
          <table:table-cell table:style-name="Tableau4.A1" office:value-type="string">
            <text:p text:style-name="P16">T.V.A.</text:p>
          </table:table-cell>
          <table:table-cell table:style-name="Tableau4.A1" office:value-type="string">
            <text:p text:style-name="P16">Unité</text:p>
          </table:table-cell>
          <table:table-cell table:style-name="Tableau4.A1" office:value-type="string">
            <text:p text:style-name="P16">Qté</text:p>
          </table:table-cell>
          <table:table-cell table:style-name="Tableau4.A1" office:value-type="string">
            <text:p text:style-name="P16">Prix </text:p>
            <text:p text:style-name="P16">Unitaire HT (€)</text:p>
          </table:table-cell>
          <table:table-cell table:style-name="Tableau4.A1" office:value-type="string">
            <text:p text:style-name="P16">Remise</text:p>
            <text:p text:style-name="P16">(%)</text:p>
          </table:table-cell>
          <table:table-cell table:style-name="Tableau4.A1" office:value-type="string">
            <text:p text:style-name="P16">Prix Unitaire</text:p>
            <text:p text:style-name="P16">Remisé HT (€)</text:p>
          </table:table-cell>
          <table:table-cell table:style-name="Tableau4.I1" office:value-type="string">
            <text:p text:style-name="P16">Total HT (€)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6">Total HT</text:p>
          </table:table-cell>
          <table:table-cell table:style-name="Tableau6.B1" office:value-type="string">
            <text:p text:style-name="P18">[doc.total_ht;frm=0,00] €</text:p>
          </table:table-cell>
        </table:table-row>
        <table:table-row>
          <table:table-cell table:style-name="Tableau6.A2" office:value-type="string">
            <text:p text:style-name="P16">Montant TVA</text:p>
          </table:table-cell>
          <table:table-cell table:style-name="Tableau6.B2" office:value-type="string">
            <text:p text:style-name="P18">[doc.total_tva;frm=0,00] €</text:p>
          </table:table-cell>
        </table:table-row>
        <table:table-row table:style-name="Tableau6.3">
          <table:table-cell table:style-name="Tableau6.A2" office:value-type="string">
            <text:p text:style-name="P16">Montant TTC</text:p>
          </table:table-cell>
          <table:table-cell table:style-name="Tableau6.B2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30T11:21:08</dc:date>
    <dc:creator>Geoffrey </dc:creator>
    <meta:generator>LibreOffice/3.5$Linux_X86_64 LibreOffice_project/350m1$Build-2</meta:generator>
    <meta:editing-duration>PT8H15M18S</meta:editing-duration>
    <meta:editing-cycles>87</meta:editing-cycles>
    <meta:document-statistic meta:table-count="6" meta:image-count="0" meta:object-count="0" meta:page-count="1" meta:paragraph-count="50" meta:word-count="123" meta:character-count="1334" meta:non-whitespace-character-count="1259"/>
  </office:meta>
</office:document-meta>
</file>